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ind flipping calculator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p height m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eight in ft</text:p>
          </table:table-cell>
          <table:table-cell table:formula="of:=[.B3]/0.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op width in m 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width in ft</text:p>
          </table:table-cell>
          <table:table-cell table:formula="of:=[.B4]/0.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op length in m 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length in ft</text:p>
          </table:table-cell>
          <table:table-cell table:formula="of:=[.B5]/0.3" office:value-type="float" office:value="12.1666666666667" calcext:value-type="float">
            <text:p>12.1666666666667</text:p>
          </table:table-cell>
        </table:table-row>
        <table:table-row table:style-name="ro1">
          <table:table-cell office:value-type="string" calcext:value-type="string">
            <text:p>coop mass in k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n lbs</text:p>
          </table:table-cell>
          <table:table-cell table:formula="of:=[.B6]*2.2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f of long si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dens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 kph </text:p>
          </table:table-cell>
          <table:table-cell table:formula="of:=[.B9]*(60*60)/1000" office:value-type="float" office:value="100.8" calcext:value-type="float">
            <text:p>100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rce_wind newtons</text:p>
          </table:table-cell>
          <table:table-cell table:formula="of:=0.5*[.B9]*[.B9]*[.B8]*[.B7]*[.B5]*[.B3]" office:value-type="float" office:value="2575.44" calcext:value-type="float">
            <text:p>257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que_wind newton meters</text:p>
          </table:table-cell>
          <table:table-cell table:formula="of:=[.B11]*[.B3]/2" office:value-type="float" office:value="2317.896" calcext:value-type="float">
            <text:p>2317.8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rce_gravity newtons</text:p>
          </table:table-cell>
          <table:table-cell table:formula="of:=[.B6]*9.81"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que_gravity newton meters</text:p>
          </table:table-cell>
          <table:table-cell table:formula="of:=[.B14]*[.B4]/2" office:value-type="float" office:value="2354.4" calcext:value-type="float">
            <text:p>2354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9:59:02.002982691</meta:creation-date>
    <dc:date>2025-01-16T20:18:03.800153238</dc:date>
    <meta:editing-duration>PT8M51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